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51cm" fo:min-width="0.7cm"/>
    </style:style>
    <style:style style:name="gr2" style:family="graphic" style:parent-style-name="standard">
      <style:graphic-properties draw:textarea-horizontal-align="justify" draw:textarea-vertical-align="middle" draw:auto-grow-height="false" fo:min-height="0.696cm" fo:min-width="2.019cm"/>
    </style:style>
    <style:style style:name="gr3" style:family="graphic" style:parent-style-name="standard">
      <style:graphic-properties draw:textarea-horizontal-align="justify" draw:textarea-vertical-align="middle" draw:auto-grow-height="false" fo:min-height="2.001cm" fo:min-width="3.75cm"/>
    </style:style>
    <style:style style:name="gr4" style:family="graphic" style:parent-style-name="standard">
      <style:graphic-properties draw:textarea-horizontal-align="justify" draw:textarea-vertical-align="middle" draw:auto-grow-height="false" fo:min-height="0.042cm" fo:min-width="0.9cm"/>
    </style:style>
    <style:style style:name="gr5" style:family="graphic" style:parent-style-name="standard">
      <style:graphic-properties draw:textarea-horizontal-align="justify" draw:textarea-vertical-align="middle" draw:auto-grow-height="false" fo:min-height="6.399cm" fo:min-width="0.401cm"/>
    </style:style>
    <style:style style:name="gr6" style:family="graphic" style:parent-style-name="standard">
      <style:graphic-properties draw:fill-color="#ffff00" draw:textarea-horizontal-align="justify" draw:textarea-vertical-align="middle" draw:auto-grow-height="false" fo:min-height="1.058cm" fo:min-width="0.844cm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984cm" fo:min-width="1.4cm"/>
    </style:style>
    <style:style style:name="gr9" style:family="graphic" style:parent-style-name="standard">
      <style:graphic-properties draw:fill-color="#ffff00" draw:textarea-vertical-align="middle" draw:auto-grow-height="false" fo:min-height="0.381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1" style:family="graphic" style:parent-style-name="Text">
      <style:graphic-properties draw:textarea-horizontal-align="left" draw:auto-grow-height="true" draw:auto-grow-width="true" fo:min-height="0cm" fo:min-width="0cm"/>
      <style:paragraph-properties style:writing-mode="lr-tb"/>
    </style:style>
    <style:style style:name="gr12" style:family="graphic" style:parent-style-name="objectwithoutfill">
      <style:graphic-properties svg:stroke-color="#ff0000" draw:fill="solid" draw:fill-color="#00a933" draw:textarea-vertical-align="middle"/>
    </style:style>
    <style:style style:name="gr13" style:family="graphic" style:parent-style-name="objectwithoutfill">
      <style:graphic-properties svg:stroke-color="#ff0000" draw:marker-end="" draw:fill="solid" draw:fill-color="#00a933" draw:textarea-vertical-align="top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926cm" fo:min-width="1.676cm"/>
    </style:style>
    <style:style style:name="gr15" style:family="graphic" style:parent-style-name="standard">
      <style:graphic-properties draw:fill-color="#666666" draw:textarea-horizontal-align="justify" draw:textarea-vertical-align="middle" draw:auto-grow-height="false" fo:min-height="0.85cm" fo:min-width="0.6cm"/>
    </style:style>
    <style:style style:name="gr16" style:family="graphic" style:parent-style-name="standard">
      <style:graphic-properties draw:textarea-vertical-align="middle"/>
    </style:style>
    <style:style style:name="gr17" style:family="graphic" style:parent-style-name="standard">
      <style:graphic-properties draw:marker-end="Arrow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00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15pt" style:font-size-asian="15pt" style:font-size-complex="15pt"/>
    </style:style>
    <style:style style:name="P6" style:family="paragraph">
      <loext:graphic-properties draw:fill="none" draw:fill-color="#ffffff"/>
      <style:text-properties fo:font-size="15pt" style:font-size-asian="15pt" style:font-size-complex="15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loext:graphic-properties draw:fill="solid" draw:fill-color="#00a933"/>
      <style:paragraph-properties fo:text-align="center"/>
    </style:style>
    <style:style style:name="P9" style:family="paragraph">
      <loext:graphic-properties draw:fill="solid" draw:fill-color="#00a933"/>
      <style:paragraph-properties fo:margin-top="0cm" fo:margin-bottom="0cm" fo:text-align="center"/>
    </style:style>
    <style:style style:name="P10" style:family="paragraph">
      <loext:graphic-properties draw:fill-color="#666666"/>
      <style:paragraph-properties fo:text-align="center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6cm" svg:height="2.9cm" svg:x="15.6cm" svg:y="6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1.6cm" svg:height="2.9cm" svg:x="17.8cm" svg:y="6.6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1.6cm" svg:height="2.9cm" svg:x="15.4cm" svg:y="7.9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1.6cm" svg:height="2.9cm" svg:x="17.6cm" svg:y="7.9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xml:id="id4" draw:id="id4" draw:layer="layout" svg:width="3.999cm" svg:height="1.5cm" svg:x="2.501cm" svg:y="8.40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6" draw:id="id6" draw:layer="layout" svg:width="5cm" svg:height="3cm" svg:x="2.5cm" svg:y="17.25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draw:layer="layout" svg:width="2.8cm" svg:height="0.9cm" svg:x="4.7cm" svg:y="16.359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" draw:text-style-name="P1" draw:layer="layout" svg:width="2.8cm" svg:height="0.9cm" svg:x="4.3cm" svg:y="16.659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" draw:text-style-name="P1" draw:layer="layout" svg:width="2.8cm" svg:height="0.9cm" svg:x="3.9cm" svg:y="17.059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1" draw:layer="layout" svg:width="0.9cm" svg:height="7.3cm" svg:x="2.407cm" svg:y="13cm">
          <text:p/>
          <draw:enhanced-geometry svg:viewBox="0 0 88 21600" draw:glue-points="44 ?f6 44 0 0 10800 44 21600 88 10800" draw:text-areas="0 ?f6 88 ?f3" draw:type="can" draw:modifiers="1286.94699356253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2" draw:layer="layout" svg:width="3.8cm" svg:height="3.7cm" svg:x="3.2cm" svg:y="2.9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onnector draw:style-name="gr7" draw:text-style-name="P3" draw:layer="layout" draw:line-skew="-0.3cm" svg:x1="14.6cm" svg:y1="10.75cm" svg:x2="10cm" svg:y2="18.75cm" draw:start-shape="id1" draw:start-glue-point="3" draw:end-shape="id2" draw:end-glue-point="1" svg:d="M14600 10750h-2600v8000h-2000" svg:viewBox="0 0 4601 8001">
          <text:p/>
        </draw:connector>
        <draw:connector draw:style-name="gr7" draw:text-style-name="P3" draw:layer="layout" draw:type="line" svg:x1="9.4cm" svg:y1="22.001cm" svg:x2="9.45cm" svg:y2="19.3cm" draw:start-shape="id3" draw:start-glue-point="4" draw:end-shape="id2" draw:end-glue-point="2" svg:d="M9400 22001l50-2701" svg:viewBox="0 0 51 2702">
          <text:p/>
        </draw:connector>
        <draw:custom-shape draw:style-name="gr8" draw:text-style-name="P1" xml:id="id3" draw:id="id3" draw:layer="layout" svg:width="3.8cm" svg:height="3.7cm" svg:x="7.5cm" svg:y="22.0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2" draw:layer="layout" svg:width="1.299cm" svg:height="2.001cm" svg:x="8.699cm" svg:y="23.4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10" draw:text-style-name="P4" draw:layer="layout" svg:width="1.7cm" svg:height="0.962cm" svg:x="8.4cm" svg:y="25.738cm">
          <draw:text-box>
            <text:p>Grid</text:p>
          </draw:text-box>
        </draw:frame>
        <draw:frame draw:style-name="gr10" draw:text-style-name="P4" draw:layer="layout" svg:width="1.349cm" svg:height="0.962cm" svg:x="4.2cm" svg:y="7.238cm">
          <draw:text-box>
            <text:p>PV</text:p>
          </draw:text-box>
        </draw:frame>
        <draw:frame draw:style-name="gr10" draw:text-style-name="P4" draw:layer="layout" svg:width="1.772cm" svg:height="0.962cm" svg:x="16.8cm" svg:y="5.338cm">
          <draw:text-box>
            <text:p>ESS</text:p>
          </draw:text-box>
        </draw:frame>
        <draw:frame draw:style-name="gr10" draw:text-style-name="P6" draw:layer="layout" svg:width="2.31cm" svg:height="0.839cm" svg:x="7.6cm" svg:y="7.761cm">
          <draw:text-box>
            <text:p text:style-name="P5"><text:span text:style-name="T1">I</text:span><text:span text:style-name="T1">n</text:span><text:span text:style-name="T1">v</text:span><text:span text:style-name="T1">e</text:span><text:span text:style-name="T1">r</text:span><text:span text:style-name="T1">t</text:span><text:span text:style-name="T1">e</text:span><text:span text:style-name="T1">r</text:span></text:p>
          </draw:text-box>
        </draw:frame>
        <draw:frame draw:style-name="gr11" draw:text-style-name="P7" draw:layer="layout" svg:width="0.73cm" svg:height="0.581cm" svg:x="6.9cm" svg:y="9.3cm">
          <draw:text-box>
            <text:p text:style-name="P7">DC</text:p>
          </draw:text-box>
        </draw:frame>
        <draw:frame draw:style-name="gr11" draw:text-style-name="P7" draw:layer="layout" svg:width="0.688cm" svg:height="0.581cm" svg:x="10.1cm" svg:y="9.3cm">
          <draw:text-box>
            <text:p text:style-name="P7">AC</text:p>
          </draw:text-box>
        </draw:frame>
        <draw:line draw:style-name="gr12" draw:text-style-name="P8" draw:layer="layout" svg:x1="8.9cm" svg:y1="9.2cm" svg:x2="14.7cm" svg:y2="15.6cm">
          <text:p/>
        </draw:line>
        <draw:line draw:style-name="gr12" draw:text-style-name="P8" draw:layer="layout" svg:x1="15.1cm" svg:y1="11cm" svg:x2="14.6cm" svg:y2="15.6cm">
          <text:p/>
        </draw:line>
        <draw:line draw:style-name="gr13" draw:text-style-name="P9" draw:layer="layout" svg:x1="9.3cm" svg:y1="18.7cm" svg:x2="13.2cm" svg:y2="16.6cm">
          <text:p/>
        </draw:line>
        <draw:custom-shape draw:style-name="gr14" draw:text-style-name="P1" draw:layer="layout" svg:width="2.9cm" svg:height="2.9cm" svg:x="13.2cm" svg:y="14.1cm">
          <text:p/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4" draw:layer="layout" svg:width="1.878cm" svg:height="0.962cm" svg:x="13.722cm" svg:y="15.038cm">
          <draw:text-box>
            <text:p>EMS</text:p>
          </draw:text-box>
        </draw:frame>
        <draw:custom-shape draw:style-name="gr15" draw:text-style-name="P10" xml:id="id5" draw:id="id5" draw:layer="layout" svg:width="1.1cm" svg:height="1.1cm" svg:x="8.3cm" svg:y="8.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xml:id="id1" draw:id="id1" draw:layer="layout" svg:width="1.1cm" svg:height="1.1cm" svg:x="14.6cm" svg:y="10.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xml:id="id2" draw:id="id2" draw:layer="layout" svg:width="1.1cm" svg:height="1.1cm" svg:x="8.9cm" svg:y="18.2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1.645cm" svg:height="0.839cm" svg:x="8.655cm" svg:y="17.161cm">
          <draw:text-box>
            <text:p text:style-name="P5"><text:span text:style-name="T1">PO</text:span><text:span text:style-name="T1">C</text:span></text:p>
          </draw:text-box>
        </draw:frame>
        <draw:connector draw:style-name="gr16" draw:text-style-name="P1" draw:layer="layout" svg:x1="6.5cm" svg:y1="9.151cm" svg:x2="8.3cm" svg:y2="9.15cm" draw:start-shape="id4" draw:start-glue-point="1" draw:end-shape="id5" draw:end-glue-point="3" svg:d="M6500 9151h900v-1h900" svg:viewBox="0 0 1801 2">
          <text:p/>
        </draw:connector>
        <draw:connector draw:style-name="gr17" draw:text-style-name="P1" draw:layer="layout" svg:x1="9.4cm" svg:y1="9.15cm" svg:x2="14.6cm" svg:y2="10.75cm" draw:start-shape="id5" draw:start-glue-point="1" draw:end-shape="id1" draw:end-glue-point="3" svg:d="M9400 9150h2600v1600h2600" svg:viewBox="0 0 5201 1601">
          <text:p/>
        </draw:connector>
        <draw:frame draw:style-name="gr10" draw:text-style-name="P4" draw:layer="layout" svg:width="2.475cm" svg:height="0.962cm" svg:x="4.201cm" svg:y="15.197cm">
          <draw:text-box>
            <text:p>Facility</text:p>
          </draw:text-box>
        </draw:frame>
        <draw:connector draw:style-name="gr17" draw:text-style-name="P1" draw:layer="layout" svg:x1="8.9cm" svg:y1="18.75cm" svg:x2="7.5cm" svg:y2="18.759cm" draw:start-shape="id2" draw:start-glue-point="3" draw:end-shape="id6" draw:end-glue-point="1" svg:d="M8900 18750h-699v9h-701" svg:viewBox="0 0 1401 10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5T12:03:18.617621647</meta:creation-date>
    <dc:date>2021-10-15T13:13:04.158747972</dc:date>
    <meta:editing-duration>PT8M</meta:editing-duration>
    <meta:editing-cycles>1</meta:editing-cycles>
    <meta:document-statistic meta:object-count="34"/>
    <meta:generator>LibreOffice/6.4.7.2$Linux_X86_64 LibreOffice_project/40$Build-2</meta:generator>
  </office:meta>
</office:document-meta>
</file>